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4.736cm" fo:break-before="auto" style:use-optimal-row-height="fals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5" style:family="table-cell" style:parent-style-name="Default" style:data-style-name="N0">
      <style:table-cell-properties fo:background-color="#ffffe0" fo:border="0.002cm solid #000000" style:vertical-align="automatic"/>
    </style:style>
    <style:style style:name="ce16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5" table:number-columns-repeated="1018"/>
        </table:table-row>
        <table:table-row table:style-name="ro11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15" office:value-type="float" office:value="21">
            <text:p>21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5" table:number-columns-repeated="1018"/>
        </table:table-row>
        <table:table-row table:style-name="ro12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</table:table-cell>
          <table:table-cell table:style-name="ce16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 arquitectura (1,5 horas) 30/03/2016: desarrollo (1 horas)</text:p>
          </table:table-cell>
          <table:table-cell table:style-name="ce8" office:value-type="string">
            <text:p>28/03/2016: configuración del servidor (2,5 horas) 29/03/2016: conexión con la base de datos (0,75 horas) 29/03/2016: implementación de simuladores (0,75 horas) 30/03/2016: implementación de simuladores (1 hora)</text:p>
          </table:table-cell>
          <table:table-cell table:style-name="ce8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5.5">
            <text:p>35,5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35.5">
            <text:p>35,5</text:p>
          </table:table-cell>
          <table:table-cell table:style-name="ce6" table:formula="of:=SUM([.E4];[.E7];[.E10];[.E13];[.E16];[.E19])" office:value-type="float" office:value="12.5">
            <text:p>12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6" table:number-rows-repeated="977">
          <table:table-cell table:style-name="ce5" table:number-columns-repeated="1024"/>
        </table:table-row>
        <table:table-row table:style-name="ro13" table:number-rows-repeated="64536">
          <table:table-cell table:style-name="ce5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31/03/2016</text:date>, <text:time>17:0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3-31T17:03:50</dc:date>
    <meta:editing-cycles>19</meta:editing-cycles>
    <meta:editing-duration>PT23M11S</meta:editing-duration>
    <dc:creator>Jorge M</dc:creator>
    <meta:document-statistic meta:table-count="2" meta:cell-count="105" meta:object-count="0"/>
  </office:meta>
</office:document-meta>
</file>